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7cm" fo:min-width="0.64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cm" fo:min-width="5.109cm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draw:stroke="solid" draw:stroke-dash="Fine_20_Dashed"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stroke="dash" draw:stroke-dash="Fine_20_Dashed"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dddddd" draw:textarea-horizontal-align="justify" draw:textarea-vertical-align="middle" draw:auto-grow-height="false" fo:min-height="1.782cm" fo:min-width="0cm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solid" draw:stroke-dash="Fine_20_Dashed" svg:stroke-color="#000000" draw:fill="solid" draw:fill-color="#dddddd" draw:textarea-horizontal-align="justify" draw:textarea-vertical-align="middle" draw:auto-grow-height="false" fo:min-height="0.77cm" fo:min-width="0.643cm"/>
    </style:style>
    <style:style style:name="gr10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0.77cm" fo:min-width="2.75cm"/>
    </style:style>
    <style:style style:name="gr11" style:family="graphic" style:parent-style-name="standard">
      <style:graphic-properties draw:stroke="dash" draw:stroke-dash="Ultrafine_20_Dashed" svg:stroke-color="#000000" draw:fill="solid" draw:fill-color="#dddddd" draw:textarea-horizontal-align="justify" draw:textarea-vertical-align="middle" draw:auto-grow-height="false" fo:min-height="0.77cm" fo:min-width="0.858cm"/>
    </style:style>
    <style:style style:name="gr12" style:family="graphic" style:parent-style-name="standard">
      <style:graphic-properties draw:stroke="dash" draw:stroke-dash="Ultrafine_20_Dashed" svg:stroke-color="#000000" draw:fill="solid" draw:fill-color="#ffffff" draw:textarea-horizontal-align="justify" draw:textarea-vertical-align="middle" draw:auto-grow-height="false" fo:min-height="0.77cm" fo:min-width="2.472cm"/>
    </style:style>
    <style:style style:name="gr13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dash" draw:stroke-dash="Fine_20_Dashed" svg:stroke-color="#000000" draw:fill="solid" draw:fill-color="#dddddd" draw:textarea-horizontal-align="justify" draw:textarea-vertical-align="middle" draw:auto-grow-height="false" fo:min-height="0.77cm" fo:min-width="0.643cm"/>
    </style:style>
    <style:style style:name="gr15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77cm" fo:min-width="2.34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cm" fo:min-width="2.34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dddddd"/>
      <style:paragraph-properties fo:text-align="center"/>
    </style:style>
    <style:style style:name="P7" style:family="paragraph">
      <loext:graphic-properties draw:fill="solid" draw:fill-color="#ffffff"/>
    </style: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1.143cm" svg:height="1.02cm" svg:x="4.294cm" svg:y="1.4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609cm" svg:height="1.02cm" svg:x="5.394cm" svg:y="1.408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14§display§\text{A}§svg§600§TRUE§</svg:desc>
          <draw:polygon draw:style-name="gr3" draw:text-style-name="P3" draw:layer="layout" svg:width="0.369cm" svg:height="0.335cm" svg:x="4.658cm" svg:y="1.779cm" svg:viewBox="0 0 370 336" draw:points="185,336 0,336 0,0 370,0 370,336">
            <text:p/>
          </draw:polygon>
          <draw:path draw:style-name="gr4" draw:text-style-name="P4" draw:layer="layout" svg:width="0.338cm" svg:height="0.353cm" svg:x="4.673cm" svg:y="1.762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connector draw:style-name="gr5" draw:text-style-name="P5" draw:layer="layout" draw:type="lines" draw:line-skew="0cm -0.178cm" svg:x1="7.648cm" svg:y1="2.428cm" svg:x2="5.38cm" svg:y2="3.608cm" draw:start-shape="id1" draw:start-glue-point="2" draw:end-shape="id2" draw:end-glue-point="0" svg:d="M7648 2428v501h-2268v679" svg:viewBox="0 0 2269 1181">
          <text:p/>
        </draw:connector>
        <draw:connector draw:style-name="gr6" draw:text-style-name="P5" draw:layer="layout" draw:type="lines" draw:line-skew="0cm -0.183cm" svg:x1="7.648cm" svg:y1="2.428cm" svg:x2="10.26cm" svg:y2="3.608cm" draw:start-shape="id1" draw:start-glue-point="2" draw:end-shape="id3" draw:end-glue-point="0" svg:d="M7648 2428v501l2612-5v684" svg:viewBox="0 0 2613 1181">
          <text:p/>
        </draw:connector>
        <draw:custom-shape draw:style-name="gr7" draw:text-style-name="P6" draw:layer="layout" svg:width="0.268cm" svg:height="2.032cm" svg:x="11.04cm" svg:y="1.4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true§svg§600§FALSE§</svg:desc>
          <draw:polygon draw:style-name="gr8" draw:text-style-name="P7" draw:layer="layout" svg:width="0.922cm" svg:height="0.301cm" svg:x="4.251cm" svg:y="2.696cm" svg:viewBox="0 0 923 302" draw:points="461,302 0,302 0,0 923,0 923,302">
            <text:p/>
          </draw:polygon>
          <draw:path draw:style-name="gr4" draw:text-style-name="P4" draw:layer="layout" svg:width="0.152cm" svg:height="0.314cm" svg:x="4.262cm" svg:y="2.689cm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
            <text:p/>
          </draw:path>
          <draw:path draw:style-name="gr4" draw:text-style-name="P4" draw:layer="layout" svg:width="0.201cm" svg:height="0.223cm" svg:x="4.443cm" svg:y="2.78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4" draw:text-style-name="P4" draw:layer="layout" svg:width="0.254cm" svg:height="0.223cm" svg:x="4.677cm" svg:y="2.78cm" svg:viewBox="0 0 255 224" svg:d="M158 192c6 19 24 32 45 32 17 0 28-11 37-27 8-18 15-49 15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4" draw:text-style-name="P4" draw:layer="layout" svg:width="0.189cm" svg:height="0.223cm" svg:x="4.967cm" svg:y="2.78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false
§svg§600§FALSE§</svg:desc>
          <draw:polygon draw:style-name="gr8" draw:text-style-name="P7" draw:layer="layout" svg:width="1.167cm" svg:height="0.435cm" svg:x="10.506cm" svg:y="2.655cm" svg:viewBox="0 0 1168 436" draw:points="584,436 0,436 0,0 1168,0 1168,436">
            <text:p/>
          </draw:polygon>
          <draw:path draw:style-name="gr4" draw:text-style-name="P4" draw:layer="layout" svg:width="0.245cm" svg:height="0.448cm" svg:x="10.533cm" svg:y="2.648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4" draw:text-style-name="P4" draw:layer="layout" svg:width="0.226cm" svg:height="0.223cm" svg:x="10.818cm" svg:y="2.778cm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
            <text:p/>
          </draw:path>
          <draw:path draw:style-name="gr4" draw:text-style-name="P4" draw:layer="layout" svg:width="0.105cm" svg:height="0.347cm" svg:x="11.08cm" svg:y="2.654cm" svg:viewBox="0 0 106 348" svg:d="M106 6c0 0 0-6-5-6-13 0-49 4-62 6-4 0-10 0-10 9 0 6 6 6 13 6 24 0 25 4 25 8l-1 10-63 246c-2 6-3 10-3 17 0 28 22 46 45 46 17 0 29-10 38-28s15-47 15-49c0-4-4-4-6-4-5 0-5 2-7 9-9 32-18 61-39 61-14 0-14-15-14-22 0-13 0-14 3-24z">
            <text:p/>
          </draw:path>
          <draw:path draw:style-name="gr4" draw:text-style-name="P4" draw:layer="layout" svg:width="0.181cm" svg:height="0.223cm" svg:x="11.24cm" svg:y="2.778cm" svg:viewBox="0 0 182 224" svg:d="M168 34c-14 0-24 11-24 22 0 7 4 14 16 14 11 0 22-8 22-28 0-21-21-42-59-42-66 0-84 50-84 73 0 38 38 46 52 49 25 4 52 9 52 37 0 13-11 54-72 54-7 0-44 0-56-26 19 2 31-12 31-26 0-11-8-17-18-17-13 0-28 10-28 32 0 28 28 48 71 48 80 0 100-60 100-81 0-19-10-31-16-37-14-14-28-16-50-21-17-4-36-7-36-29 0-15 11-45 54-45 13 0 38 3 45 23z">
            <text:p/>
          </draw:path>
          <draw:path draw:style-name="gr4" draw:text-style-name="P4" draw:layer="layout" svg:width="0.189cm" svg:height="0.223cm" svg:x="11.467cm" svg:y="2.778cm" svg:viewBox="0 0 190 224" svg:d="M70 105c14 0 50-1 76-13 35-14 37-43 37-50 0-21-19-42-53-42-56 0-130 48-130 134 0 51 29 90 78 90 70 0 112-52 112-59 0-3-2-6-5-6s-4 2-7 5c-39 49-93 49-100 49-37 0-43-41-43-58 0-5 1-21 8-50zM46 94c20-76 72-83 84-83 23 0 37 14 37 31 0 52-80 52-100 52z">
            <text:p/>
          </draw:path>
        </draw:g>
        <draw:g>
          <svg:title>TexMaths</svg:title>
          <svg:desc>14§display§\texttt{if (x &lt; 5 \&amp;\&amp; y &gt;= 6)}§svg§600§FALSE§</svg:desc>
          <draw:polygon draw:style-name="gr8" draw:text-style-name="P7" draw:layer="layout" svg:width="5.154cm" svg:height="0.449cm" svg:x="5.686cm" svg:y="1.751cm" svg:viewBox="0 0 5155 450" draw:points="2578,450 0,450 0,0 5155,0 5155,450">
            <text:p/>
          </draw:polygon>
          <draw:path draw:style-name="gr4" draw:text-style-name="P4" draw:layer="layout" svg:width="0.187cm" svg:height="0.301cm" svg:x="5.724cm" svg:y="1.791cm" svg:viewBox="0 0 188 302" svg:d="M115 109c0-15-3-19-20-19h-71c-7 0-20 0-20 15 0 14 13 14 20 14h56v154h-59c-8 0-21 0-21 15 0 14 13 14 21 14h146c7 0 21 0 21-14 0-15-14-15-21-15h-52zM115 25c0-14-11-25-25-25s-26 11-26 25 12 24 26 24 25-10 25-24z">
            <text:p/>
          </draw:path>
          <draw:path draw:style-name="gr4" draw:text-style-name="P4" draw:layer="layout" svg:width="0.195cm" svg:height="0.304cm" svg:x="5.965cm" svg:y="1.788cm" svg:viewBox="0 0 196 305" svg:d="M105 122h60c7 0 20 0 20-14 0-16-11-16-20-16h-60v-23c0-38 32-38 48-38 0 1 4 21 22 21 10 0 21-9 21-23 0-29-39-29-48-29-39 0-78 22-78 66v26h-49c-8 0-21 0-21 16 0 14 13 14 21 14h49v152h-49c-8 0-21 0-21 16 0 15 13 15 21 15h133c8 0 21 0 21-15 0-16-13-16-21-16h-49z">
            <text:p/>
          </draw:path>
          <draw:path draw:style-name="gr4" draw:text-style-name="P4" draw:layer="layout" svg:width="0.131cm" svg:height="0.382cm" svg:x="6.544cm" svg:y="1.75cm" svg:viewBox="0 0 132 383" svg:d="M132 369c0-7-5-10-13-15-62-42-84-108-84-162 0-49 18-118 85-164 7-4 12-7 12-14 0-4-3-14-16-14-15 0-116 66-116 192 0 58 22 103 41 127 26 36 63 64 75 64 13 0 16-10 16-14z">
            <text:p/>
          </draw:path>
          <draw:path draw:style-name="gr4" draw:text-style-name="P4" draw:layer="layout" svg:width="0.231cm" svg:height="0.212cm" svg:x="6.729cm" svg:y="1.88cm" svg:viewBox="0 0 232 213" svg:d="M129 104l56-73h19c7 0 21 0 21-16 0-15-12-15-21-15h-57c-7 0-20 0-20 15 0 16 12 16 24 16l-36 49-38-49c13 0 24 0 24-16 0-15-13-15-20-15h-57c-9 0-21 0-21 15 0 16 14 16 21 16h19l58 73-60 79h-21c-7 0-20 0-20 16 0 14 14 14 20 14h58c7 0 20 0 20-14 0-16-10-16-25-16l42-61 43 61c-12 0-24 0-24 16 0 14 13 14 20 14h57c7 0 21 0 21-14 0-16-12-16-21-16h-19z">
            <text:p/>
          </draw:path>
          <draw:path draw:style-name="gr4" draw:text-style-name="P4" draw:layer="layout" svg:width="0.203cm" svg:height="0.247cm" svg:x="7.26cm" svg:y="1.819cm" svg:viewBox="0 0 204 248" svg:d="M192 34c5-3 12-7 12-17 0-11-9-17-18-17-4 0-5 0-12 6l-163 102c-4 3-11 7-11 15 0 7 4 13 8 15l166 104c7 4 8 6 12 6 9 0 18-7 18-19 0-8-7-12-12-16l-142-90z">
            <text:p/>
          </draw:path>
          <draw:path draw:style-name="gr4" draw:text-style-name="P4" draw:layer="layout" svg:width="0.208cm" svg:height="0.307cm" svg:x="7.773cm" svg:y="1.791cm" svg:viewBox="0 0 209 308" svg:d="M112 109c-18 0-39 4-60 15v-93h119c7 0 19 0 19-16 0-15-11-15-19-15h-133c-17 0-20 4-20 20v131c0 10 0 21 16 21 8 0 11-3 15-7 13-17 34-25 62-25 40 0 63 36 63 68 0 40-35 69-77 69-14 0-45-4-59-31 3-3 7-5 7-15 0-16-13-23-23-23-7 0-22 5-22 24 0 41 42 76 97 76 63 0 112-45 112-100 0-50-40-99-97-99z">
            <text:p/>
          </draw:path>
          <draw:path draw:style-name="gr4" draw:text-style-name="P4" draw:layer="layout" svg:width="0.227cm" svg:height="0.311cm" svg:x="8.278cm" svg:y="1.786cm" svg:viewBox="0 0 228 312" svg:d="M193 124h16c8 0 19 0 19-15s-11-15-19-15h-45c-9 0-20 0-20 15s11 15 20 15c-13 35-30 77-44 104-5-10-26-42-36-69 50-51 50-81 50-92 0-29-11-67-46-67-24 0-50 22-50 71 0 21 3 49 12 80-2 4-32 36-33 36-9 13-17 30-17 52 0 38 24 73 62 73 25 0 44-15 60-34 8 9 29 34 59 34 32 0 46-34 46-56 0-17-13-17-14-17-13 0-13 13-13 16-3 21-12 28-19 28-19 0-38-23-42-30 9-17 21-39 25-52zM73 127c-7-25-9-51-9-56 0-28 14-40 24-40 17 0 18 32 18 36 0 16-8 32-33 60zM63 183c3 7 13 24 20 35 11 20 14 24 22 35-18 27-36 30-43 30-23 0-28-31-28-45 0-24 5-30 29-55z">
            <text:p/>
          </draw:path>
          <draw:path draw:style-name="gr4" draw:text-style-name="P4" draw:layer="layout" svg:width="0.227cm" svg:height="0.311cm" svg:x="8.535cm" svg:y="1.786cm" svg:viewBox="0 0 228 312" svg:d="M193 124h16c8 0 19 0 19-15s-11-15-19-15h-45c-9 0-20 0-20 15s11 15 20 15c-13 35-30 77-44 104-5-10-26-42-36-69 50-51 50-81 50-92 0-29-11-67-46-67-24 0-50 22-50 71 0 21 3 49 12 80-2 4-32 36-33 36-9 13-17 30-17 52 0 38 24 73 62 73 25 0 44-15 60-34 8 9 29 34 59 34 32 0 46-34 46-56 0-17-13-17-14-17-13 0-13 13-13 16-3 21-12 28-19 28-19 0-38-23-42-30 9-17 21-39 25-52zM73 127c-7-25-9-51-9-56 0-28 14-40 24-40 17 0 18 32 18 36 0 16-8 32-33 60zM63 183c3 7 13 24 20 35 11 20 14 24 22 35-18 27-36 30-43 30-23 0-28-31-28-45 0-24 5-30 29-55z">
            <text:p/>
          </draw:path>
          <draw:path draw:style-name="gr4" draw:text-style-name="P4" draw:layer="layout" svg:width="0.234cm" svg:height="0.325cm" svg:x="9.049cm" svg:y="1.88cm" svg:viewBox="0 0 235 326" svg:d="M200 31h14c9 0 21 0 21-16 0-15-12-15-21-15h-57c-7 0-20 0-20 15 0 16 11 16 20 16h14l-35 105c-7 18-10 26-14 42-3-10-7-20-10-30l-46-117h12c7 0 20 0 20-16 0-15-13-15-20-15h-58c-7 0-20 0-20 15 0 16 13 16 20 16h15l70 176c3 4 3 6 3 6 0 1-13 42-20 54-14 27-32 28-39 28 0 0 3-4 3-11 0-13-10-21-21-21-14 0-23 8-23 22 0 20 17 41 41 41 50 0 73-66 74-71z">
            <text:p/>
          </draw:path>
          <draw:path draw:style-name="gr4" draw:text-style-name="P4" draw:layer="layout" svg:width="0.203cm" svg:height="0.247cm" svg:x="9.58cm" svg:y="1.819cm" svg:viewBox="0 0 204 248" svg:d="M193 140c4-3 11-7 11-17 0-6-4-11-9-15l-164-102c-7-6-9-6-14-6-7 0-17 6-17 17 0 10 7 14 11 17l143 89-143 90c-4 4-11 8-11 16 0 12 10 19 17 19 5 0 7-2 14-6z">
            <text:p/>
          </draw:path>
          <draw:path draw:style-name="gr4" draw:text-style-name="P4" draw:layer="layout" svg:width="0.22cm" svg:height="0.11cm" svg:x="9.829cm" svg:y="1.887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4" draw:text-style-name="P4" draw:layer="layout" svg:width="0.206cm" svg:height="0.311cm" svg:x="10.351cm" svg:y="1.786cm" svg:viewBox="0 0 207 312" svg:d="M35 140c7-70 53-109 97-109 16 0 25 4 28 7-3 3-6 5-6 14 0 12 10 22 22 22 13 0 23-8 23-24 0-23-18-50-66-50-67 0-133 60-133 159 0 118 56 153 105 153 53 0 102-41 102-101 0-56-43-99-98-99-26 0-52 8-74 28zM105 283c-32 0-52-24-62-55-1-3-1-6-2-8v-3-4c0-3-2-12-2-16 0-31 30-54 67-54 41 0 66 32 66 68 0 44-32 72-67 72z">
            <text:p/>
          </draw:path>
          <draw:path draw:style-name="gr4" draw:text-style-name="P4" draw:layer="layout" svg:width="0.131cm" svg:height="0.382cm" svg:x="10.625cm" svg:y="1.75cm" svg:viewBox="0 0 132 383" svg:d="M132 192c0-59-24-104-41-128-27-36-63-64-76-64-12 0-15 10-15 14 0 7 6 11 8 13 82 53 89 132 89 165 0 49-19 117-86 162-7 5-11 8-11 15 0 4 3 14 15 14 14 0 117-65 117-191z">
            <text:p/>
          </draw:path>
        </draw:g>
        <draw:g xml:id="id2" draw:id="id2">
          <draw:custom-shape draw:style-name="gr9" draw:text-style-name="P1" draw:layer="layout" svg:width="1.143cm" svg:height="1.02cm" svg:x="3.205cm" svg:y="3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3.25cm" svg:height="1.02cm" svg:x="4.305cm" svg:y="3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B}§svg§600§TRUE§</svg:desc>
          <draw:polygon draw:style-name="gr3" draw:text-style-name="P3" draw:layer="layout" svg:width="0.348cm" svg:height="0.335cm" svg:x="3.57cm" svg:y="3.964cm" svg:viewBox="0 0 349 336" draw:points="175,336 0,336 0,0 349,0 349,336">
            <text:p/>
          </draw:polygon>
          <draw:path draw:style-name="gr4" draw:text-style-name="P4" draw:layer="layout" svg:width="0.303cm" svg:height="0.336cm" svg:x="3.588cm" svg:y="3.963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if (x &gt; 1)}§svg§600§FALSE§</svg:desc>
          <draw:polygon draw:style-name="gr8" draw:text-style-name="P7" draw:layer="layout" svg:width="2.576cm" svg:height="0.382cm" svg:x="4.698cm" svg:y="3.951cm" svg:viewBox="0 0 2577 383" draw:points="1289,383 0,383 0,0 2577,0 2577,383">
            <text:p/>
          </draw:polygon>
          <draw:path draw:style-name="gr4" draw:text-style-name="P4" draw:layer="layout" svg:width="0.187cm" svg:height="0.302cm" svg:x="4.736cm" svg:y="3.991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4" draw:text-style-name="P4" draw:layer="layout" svg:width="0.195cm" svg:height="0.305cm" svg:x="4.977cm" svg:y="3.988cm" svg:viewBox="0 0 196 306" svg:d="M105 122h60c7 0 20 0 20-14 0-16-11-16-20-16h-60v-23c0-38 32-38 48-38 0 1 4 21 22 21 10 0 21-9 21-23 0-29-39-29-48-29-39 0-78 22-78 66v26h-49c-8 0-21 0-21 16 0 14 13 14 21 14h49v153h-49c-8 0-21 0-21 15 0 16 13 16 21 16h133c8 0 21 0 21-16 0-15-13-15-21-15h-49z">
            <text:p/>
          </draw:path>
          <draw:path draw:style-name="gr4" draw:text-style-name="P4" draw:layer="layout" svg:width="0.131cm" svg:height="0.383cm" svg:x="5.556cm" svg:y="3.95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4" draw:text-style-name="P4" draw:layer="layout" svg:width="0.231cm" svg:height="0.212cm" svg:x="5.741cm" svg:y="4.08cm" svg:viewBox="0 0 232 213" svg:d="M129 104l56-73h19c7 0 21 0 21-16 0-15-12-15-21-15h-57c-7 0-20 0-20 15 0 16 12 16 24 16l-36 49-38-49c13 0 24 0 24-16 0-15-13-15-20-15h-57c-9 0-21 0-21 15 0 16 14 16 21 16h19l58 73-60 80h-21c-7 0-20 0-20 15 0 14 14 14 20 14h58c7 0 20 0 20-14 0-15-10-15-25-15l42-62 43 62c-12 0-24 0-24 15 0 14 13 14 20 14h57c7 0 21 0 21-14 0-15-12-15-21-15h-19z">
            <text:p/>
          </draw:path>
          <draw:path draw:style-name="gr4" draw:text-style-name="P4" draw:layer="layout" svg:width="0.203cm" svg:height="0.247cm" svg:x="6.271cm" svg:y="4.019cm" svg:viewBox="0 0 204 248" svg:d="M193 140c4-3 11-7 11-17 0-5-4-11-9-15l-164-102c-7-6-9-6-14-6-7 0-17 6-17 17 0 10 7 14 11 17l143 89-143 90c-4 4-11 8-11 17 0 11 10 18 17 18 5 0 7-1 14-6z">
            <text:p/>
          </draw:path>
          <draw:path draw:style-name="gr4" draw:text-style-name="P4" draw:layer="layout" svg:width="0.166cm" svg:height="0.307cm" svg:x="6.812cm" svg:y="3.986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4" draw:text-style-name="P4" draw:layer="layout" svg:width="0.131cm" svg:height="0.383cm" svg:x="7.059cm" svg:y="3.95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g xml:id="id3" draw:id="id3">
          <draw:custom-shape draw:style-name="gr11" draw:text-style-name="P1" draw:layer="layout" svg:width="1.358cm" svg:height="1.02cm" svg:x="8.121cm" svg:y="3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layer="layout" svg:width="2.972cm" svg:height="1.02cm" svg:x="9.428cm" svg:y="3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C}§svg§600§TRUE§</svg:desc>
          <draw:polygon draw:style-name="gr3" draw:text-style-name="P3" draw:layer="layout" svg:width="0.355cm" svg:height="0.335cm" svg:x="8.586cm" svg:y="3.977cm" svg:viewBox="0 0 356 336" draw:points="178,336 0,336 0,0 356,0 356,336">
            <text:p/>
          </draw:polygon>
          <draw:path draw:style-name="gr4" draw:text-style-name="P4" draw:layer="layout" svg:width="0.3cm" svg:height="0.359cm" svg:x="8.614cm" svg:y="3.964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texttt{return 1;}§svg§600§FALSE§</svg:desc>
          <draw:polygon draw:style-name="gr8" draw:text-style-name="P7" draw:layer="layout" svg:width="2.317cm" svg:height="0.369cm" svg:x="9.814cm" svg:y="3.96cm" svg:viewBox="0 0 2318 370" draw:points="1159,370 0,370 0,0 2318,0 2318,370">
            <text:p/>
          </draw:polygon>
          <draw:path draw:style-name="gr4" draw:text-style-name="P4" draw:layer="layout" svg:width="0.224cm" svg:height="0.216cm" svg:x="9.829cm" svg:y="4.044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02cm" svg:height="0.22cm" svg:x="10.098cm" svg:y="4.043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4" draw:text-style-name="P4" draw:layer="layout" svg:width="0.209cm" svg:height="0.276cm" svg:x="10.34cm" svg:y="3.987cm" svg:viewBox="0 0 210 277" svg:d="M98 91h81c7 0 20 0 20-15 0-16-13-16-20-16h-81v-40c0-9 0-20-17-20-18 0-18 10-18 20v40h-42c-8 0-21 0-21 16 0 15 13 15 20 15h43v121c0 47 34 65 70 65s77-21 77-65c0-9 0-20-17-20s-17 11-17 20c-1 30-29 35-40 35-38 0-38-26-38-38z">
            <text:p/>
          </draw:path>
          <draw:path draw:style-name="gr4" draw:text-style-name="P4" draw:layer="layout" svg:width="0.247cm" svg:height="0.216cm" svg:x="10.592cm" svg:y="4.047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4" draw:text-style-name="P4" draw:layer="layout" svg:width="0.224cm" svg:height="0.216cm" svg:x="10.86cm" svg:y="4.044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47cm" svg:height="0.216cm" svg:x="11.106cm" svg:y="4.044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4" draw:text-style-name="P4" draw:layer="layout" svg:width="0.166cm" svg:height="0.307cm" svg:x="11.667cm" svg:y="3.953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4" draw:text-style-name="P4" draw:layer="layout" svg:width="0.075cm" svg:height="0.281cm" svg:x="11.963cm" svg:y="4.047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connector draw:style-name="gr6" draw:text-style-name="P5" draw:layer="layout" draw:type="lines" draw:line-skew="0cm -0.271cm" svg:x1="5.38cm" svg:y1="4.628cm" svg:x2="3.175cm" svg:y2="5.902cm" draw:start-shape="id2" draw:start-glue-point="2" draw:end-shape="id4" draw:end-glue-point="0" svg:d="M5380 4628v501l-2205 1v772" svg:viewBox="0 0 2206 1275">
          <text:p/>
        </draw:connector>
        <draw:connector draw:style-name="gr13" draw:text-style-name="P5" draw:layer="layout" draw:type="lines" draw:line-skew="0cm -0.245cm" svg:x1="5.38cm" svg:y1="4.628cm" svg:x2="7.775cm" svg:y2="5.902cm" draw:start-shape="id2" draw:start-glue-point="2" draw:end-shape="id5" draw:end-glue-point="0" svg:d="M5380 4628v501l2395 27v746" svg:viewBox="0 0 2396 1275">
          <text:p/>
        </draw:connector>
        <draw:g>
          <svg:title>TexMaths</svg:title>
          <svg:desc>14§display§true§svg§600§FALSE§</svg:desc>
          <draw:polygon draw:style-name="gr8" draw:text-style-name="P7" draw:layer="layout" svg:width="0.922cm" svg:height="0.301cm" svg:x="2.051cm" svg:y="4.99cm" svg:viewBox="0 0 923 302" draw:points="461,302 0,302 0,0 923,0 923,302">
            <text:p/>
          </draw:polygon>
          <draw:path draw:style-name="gr4" draw:text-style-name="P4" draw:layer="layout" svg:width="0.152cm" svg:height="0.314cm" svg:x="2.062cm" svg:y="4.983cm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
            <text:p/>
          </draw:path>
          <draw:path draw:style-name="gr4" draw:text-style-name="P4" draw:layer="layout" svg:width="0.201cm" svg:height="0.223cm" svg:x="2.243cm" svg:y="5.074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4" draw:text-style-name="P4" draw:layer="layout" svg:width="0.254cm" svg:height="0.223cm" svg:x="2.477cm" svg:y="5.074cm" svg:viewBox="0 0 255 224" svg:d="M158 192c6 19 24 32 45 32 17 0 28-11 37-27 8-18 15-49 15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4" draw:text-style-name="P4" draw:layer="layout" svg:width="0.189cm" svg:height="0.223cm" svg:x="2.767cm" svg:y="5.07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false
§svg§600§FALSE§</svg:desc>
          <draw:polygon draw:style-name="gr8" draw:text-style-name="P7" draw:layer="layout" svg:width="1.167cm" svg:height="0.435cm" svg:x="8.006cm" svg:y="4.949cm" svg:viewBox="0 0 1168 436" draw:points="584,436 0,436 0,0 1168,0 1168,436">
            <text:p/>
          </draw:polygon>
          <draw:path draw:style-name="gr4" draw:text-style-name="P4" draw:layer="layout" svg:width="0.245cm" svg:height="0.448cm" svg:x="8.033cm" svg:y="4.942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4" draw:text-style-name="P4" draw:layer="layout" svg:width="0.226cm" svg:height="0.223cm" svg:x="8.318cm" svg:y="5.072cm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
            <text:p/>
          </draw:path>
          <draw:path draw:style-name="gr4" draw:text-style-name="P4" draw:layer="layout" svg:width="0.105cm" svg:height="0.347cm" svg:x="8.58cm" svg:y="4.948cm" svg:viewBox="0 0 106 348" svg:d="M106 6c0 0 0-6-5-6-13 0-49 4-62 6-4 0-10 0-10 9 0 6 6 6 13 6 24 0 25 4 25 8l-1 10-63 246c-2 6-3 10-3 17 0 28 22 46 45 46 17 0 29-10 38-28s15-47 15-49c0-4-4-4-6-4-5 0-5 2-7 9-9 32-18 61-39 61-14 0-14-15-14-22 0-13 0-14 3-24z">
            <text:p/>
          </draw:path>
          <draw:path draw:style-name="gr4" draw:text-style-name="P4" draw:layer="layout" svg:width="0.181cm" svg:height="0.223cm" svg:x="8.74cm" svg:y="5.072cm" svg:viewBox="0 0 182 224" svg:d="M168 34c-14 0-24 11-24 22 0 7 4 14 16 14 11 0 22-8 22-28 0-21-21-42-59-42-66 0-84 50-84 73 0 38 38 46 52 49 25 4 52 9 52 37 0 13-11 54-72 54-7 0-44 0-56-26 19 2 31-12 31-26 0-11-8-17-18-17-13 0-28 10-28 32 0 28 28 48 71 48 80 0 100-60 100-81 0-19-10-31-16-37-14-14-28-16-50-21-17-4-36-7-36-29 0-15 11-45 54-45 13 0 38 3 45 23z">
            <text:p/>
          </draw:path>
          <draw:path draw:style-name="gr4" draw:text-style-name="P4" draw:layer="layout" svg:width="0.189cm" svg:height="0.223cm" svg:x="8.967cm" svg:y="5.072cm" svg:viewBox="0 0 190 224" svg:d="M70 105c14 0 50-1 76-13 35-14 37-43 37-50 0-21-19-42-53-42-56 0-130 48-130 134 0 51 29 90 78 90 70 0 112-52 112-59 0-3-2-6-5-6s-4 2-7 5c-39 49-93 49-100 49-37 0-43-41-43-58 0-5 1-21 8-50zM46 94c20-76 72-83 84-83 23 0 37 14 37 31 0 52-80 52-100 52z">
            <text:p/>
          </draw:path>
        </draw:g>
        <draw:g xml:id="id4" draw:id="id4">
          <draw:custom-shape draw:style-name="gr14" draw:text-style-name="P1" draw:layer="layout" svg:width="1.143cm" svg:height="1.02cm" svg:x="1.205cm" svg:y="5.9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2.84cm" svg:height="1.02cm" svg:x="2.305cm" svg:y="5.9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D}§svg§600§TRUE§</svg:desc>
          <draw:polygon draw:style-name="gr3" draw:text-style-name="P3" draw:layer="layout" svg:width="0.374cm" svg:height="0.335cm" svg:x="1.571cm" svg:y="6.259cm" svg:viewBox="0 0 375 336" draw:points="188,336 0,336 0,0 375,0 375,336">
            <text:p/>
          </draw:polygon>
          <draw:path draw:style-name="gr4" draw:text-style-name="P4" draw:layer="layout" svg:width="0.331cm" svg:height="0.336cm" svg:x="1.588cm" svg:y="6.258cm" svg:viewBox="0 0 332 337" svg:d="M0 0v15h11c39 0 39 6 39 24v260c0 17 0 23-39 23h-11v15h181c82 0 151-73 151-166 0-94-66-171-151-171zM118 322c-24 0-24-3-24-20v-267c0-17 0-20 24-20h49c30 0 65 12 90 47 21 29 26 71 26 109 0 56-10 85-28 109-10 14-38 42-87 42z">
            <text:p/>
          </draw:path>
        </draw:g>
        <draw:g>
          <svg:title>TexMaths</svg:title>
          <svg:desc>14§display§\texttt{return 2;}§svg§600§FALSE§</svg:desc>
          <draw:polygon draw:style-name="gr8" draw:text-style-name="P7" draw:layer="layout" svg:width="2.317cm" svg:height="0.369cm" svg:x="2.597cm" svg:y="6.254cm" svg:viewBox="0 0 2318 370" draw:points="1159,370 0,370 0,0 2318,0 2318,370">
            <text:p/>
          </draw:polygon>
          <draw:path draw:style-name="gr4" draw:text-style-name="P4" draw:layer="layout" svg:width="0.224cm" svg:height="0.216cm" svg:x="2.612cm" svg:y="6.338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02cm" svg:height="0.22cm" svg:x="2.881cm" svg:y="6.337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4" draw:text-style-name="P4" draw:layer="layout" svg:width="0.209cm" svg:height="0.276cm" svg:x="3.123cm" svg:y="6.281cm" svg:viewBox="0 0 210 277" svg:d="M98 91h81c7 0 20 0 20-15 0-16-13-16-20-16h-81v-40c0-9 0-20-17-20-18 0-18 10-18 20v40h-42c-8 0-21 0-21 16 0 15 13 15 20 15h43v121c0 47 34 65 70 65s77-21 77-65c0-9 0-20-17-20s-17 11-17 20c-1 30-29 35-40 35-38 0-38-26-38-38z">
            <text:p/>
          </draw:path>
          <draw:path draw:style-name="gr4" draw:text-style-name="P4" draw:layer="layout" svg:width="0.247cm" svg:height="0.216cm" svg:x="3.375cm" svg:y="6.341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4" draw:text-style-name="P4" draw:layer="layout" svg:width="0.224cm" svg:height="0.216cm" svg:x="3.643cm" svg:y="6.338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47cm" svg:height="0.216cm" svg:x="3.889cm" svg:y="6.338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4" draw:text-style-name="P4" draw:layer="layout" svg:width="0.208cm" svg:height="0.307cm" svg:x="4.425cm" svg:y="6.247cm" svg:viewBox="0 0 209 308" svg:d="M7 279c-4 4-7 7-7 14 0 15 13 15 20 15h168c16 0 21-5 21-21v-12c0-10 0-21-17-21-18 0-18 9-18 23h-118c29-25 77-61 98-82 31-27 55-59 55-98 0-61-51-97-111-97-59 0-98 41-98 83 0 18 14 24 22 24 10 0 21-9 21-23 0-6-1-13-5-15 7-24 29-38 57-38 41 0 79 22 79 66 0 35-24 63-58 89z">
            <text:p/>
          </draw:path>
          <draw:path draw:style-name="gr4" draw:text-style-name="P4" draw:layer="layout" svg:width="0.075cm" svg:height="0.281cm" svg:x="4.746cm" svg:y="6.341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g xml:id="id5" draw:id="id5">
          <draw:custom-shape draw:style-name="gr1" draw:text-style-name="P1" draw:layer="layout" svg:width="1.143cm" svg:height="1.02cm" svg:x="5.805cm" svg:y="5.9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2.84cm" svg:height="1.02cm" svg:x="6.905cm" svg:y="5.9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E}§svg§600§TRUE§</svg:desc>
          <draw:polygon draw:style-name="gr3" draw:text-style-name="P3" draw:layer="layout" svg:width="0.334cm" svg:height="0.335cm" svg:x="6.172cm" svg:y="6.258cm" svg:viewBox="0 0 335 336" draw:points="168,336 0,336 0,0 335,0 335,336">
            <text:p/>
          </draw:polygon>
          <draw:path draw:style-name="gr4" draw:text-style-name="P4" draw:layer="layout" svg:width="0.306cm" svg:height="0.335cm" svg:x="6.189cm" svg:y="6.258cm" svg:viewBox="0 0 307 336" svg:d="M50 297c0 18 0 24-39 24h-11v15h286l21-127h-13c-12 75-23 112-109 112h-66c-24 0-24-3-24-20v-132h45c48 0 53 16 53 58h13v-132h-13c0 44-5 59-53 59h-45v-119c0-17 0-20 24-20h65c75 0 88 27 96 96h13l-14-111h-279v15h11c39 0 39 6 39 24z">
            <text:p/>
          </draw:path>
        </draw:g>
        <draw:g>
          <svg:title>TexMaths</svg:title>
          <svg:desc>14§display§\texttt{return 3;}§svg§600§FALSE§</svg:desc>
          <draw:polygon draw:style-name="gr8" draw:text-style-name="P7" draw:layer="layout" svg:width="2.317cm" svg:height="0.369cm" svg:x="7.197cm" svg:y="6.253cm" svg:viewBox="0 0 2318 370" draw:points="1159,370 0,370 0,0 2318,0 2318,370">
            <text:p/>
          </draw:polygon>
          <draw:path draw:style-name="gr4" draw:text-style-name="P4" draw:layer="layout" svg:width="0.224cm" svg:height="0.216cm" svg:x="7.212cm" svg:y="6.337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02cm" svg:height="0.22cm" svg:x="7.481cm" svg:y="6.336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4" draw:text-style-name="P4" draw:layer="layout" svg:width="0.209cm" svg:height="0.276cm" svg:x="7.723cm" svg:y="6.28cm" svg:viewBox="0 0 210 277" svg:d="M98 91h81c7 0 20 0 20-15 0-16-13-16-20-16h-81v-40c0-9 0-20-17-20-18 0-18 10-18 20v40h-42c-8 0-21 0-21 16 0 15 13 15 20 15h43v121c0 47 34 65 70 65s77-21 77-65c0-9 0-20-17-20s-17 11-17 20c-1 30-29 35-40 35-38 0-38-26-38-38z">
            <text:p/>
          </draw:path>
          <draw:path draw:style-name="gr4" draw:text-style-name="P4" draw:layer="layout" svg:width="0.247cm" svg:height="0.216cm" svg:x="7.975cm" svg:y="6.34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4" draw:text-style-name="P4" draw:layer="layout" svg:width="0.224cm" svg:height="0.216cm" svg:x="8.243cm" svg:y="6.337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47cm" svg:height="0.216cm" svg:x="8.489cm" svg:y="6.337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4" draw:text-style-name="P4" draw:layer="layout" svg:width="0.215cm" svg:height="0.312cm" svg:x="9.021cm" svg:y="6.246cm" svg:viewBox="0 0 216 313" svg:d="M160 143c28-18 42-46 42-73 0-36-37-70-94-70-59 0-94 24-94 57 0 17 13 24 22 24 12 0 23-8 23-22 0-7-3-11-4-14 15-14 50-14 54-14 34 0 59 17 59 39 0 15-8 32-21 44-17 12-28 14-46 14-28 2-37 2-37 16 0 16 13 16 20 16h24c49 0 74 33 74 61 0 31-28 62-73 62-19 0-59-6-71-29 3-2 5-5 5-14 0-13-8-23-21-23-11 0-22 7-22 24 0 44 48 72 109 72 65 0 107-45 107-92 0-35-23-64-56-78z">
            <text:p/>
          </draw:path>
          <draw:path draw:style-name="gr4" draw:text-style-name="P4" draw:layer="layout" svg:width="0.075cm" svg:height="0.281cm" svg:x="9.346cm" svg:y="6.34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g>
          <svg:title>TexMaths</svg:title>
          <svg:desc>14§display§\sigma_c = \{ x \mapsto 1, y \mapsto 6 \}§svg§600§FALSE§</svg:desc>
          <draw:polygon draw:style-name="gr8" draw:text-style-name="P7" draw:layer="measurelines" svg:width="4.399cm" svg:height="0.491cm" svg:x="5.57cm" svg:y="0.759cm" svg:viewBox="0 0 4400 492" draw:points="2201,492 0,492 0,0 4400,0 4400,492">
            <text:p/>
          </draw:polygon>
          <draw:path draw:style-name="gr4" draw:text-style-name="P4" draw:layer="measurelines" svg:width="0.261cm" svg:height="0.217cm" svg:x="5.588cm" svg:y="0.915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4" draw:text-style-name="P4" draw:layer="measurelines" svg:width="0.15cm" svg:height="0.156cm" svg:x="5.871cm" svg:y="1.049cm" svg:viewBox="0 0 151 157" svg:d="M130 20c-12 2-17 12-17 19 0 10 7 13 13 13 8 0 21-4 21-21 0-24-28-31-46-31-52 0-101 48-101 97 0 29 21 60 64 60 59 0 87-35 87-39 0-3-4-6-7-6-1 0-3 0-5 3-27 32-68 32-75 32-23 0-35-17-35-39 0-10 5-48 23-72 12-16 31-26 49-26 4 0 21 0 29 10z">
            <text:p/>
          </draw:path>
          <draw:path draw:style-name="gr4" draw:text-style-name="P4" draw:layer="measurelines" svg:width="0.328cm" svg:height="0.115cm" svg:x="6.215cm" svg:y="0.947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measurelines" svg:width="0.175cm" svg:height="0.492cm" svg:x="6.74cm" svg:y="0.758cm" svg:viewBox="0 0 176 493" svg:d="M105 66c0-20 13-52 67-55 2-1 4-3 4-5 0-6-4-6-9-6-49 0-96 25-96 62v112c0 19 0 35-19 51-18 14-37 16-48 16-3 1-4 3-4 6 0 5 3 5 8 5 33 3 56 20 62 44 1 5 1 7 1 25v98c0 19 0 36 24 54 20 16 52 20 72 20 5 0 9 0 9-4 0-6-2-6-8-6-31-3-56-18-62-43-1-4-1-6-1-24v-104c0-22-4-30-20-46-11-10-25-15-39-19 41-12 59-34 59-64z">
            <text:p/>
          </draw:path>
          <draw:path draw:style-name="gr4" draw:text-style-name="P4" draw:layer="measurelines" svg:width="0.245cm" svg:height="0.223cm" svg:x="6.964cm" svg:y="0.909cm" svg:viewBox="0 0 246 224" svg:d="M151 70c3-14 14-59 49-59 3 0 14 0 25 6-14 3-23 15-23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4" draw:text-style-name="P4" draw:layer="measurelines" svg:width="0.034cm" svg:height="0.184cm" svg:x="7.394cm" svg:y="0.912cm" svg:viewBox="0 0 35 185" svg:d="M21 102c3 0 14 0 14-10 0-9-11-9-14-9v-66c0-7 0-17-11-17-10 0-10 10-10 17v150c0 8 0 18 10 18 11 0 11-10 11-18z">
            <text:p/>
          </draw:path>
          <draw:path draw:style-name="gr4" draw:text-style-name="P4" draw:layer="measurelines" svg:width="0.437cm" svg:height="0.257cm" svg:x="7.394cm" svg:y="0.876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4" draw:text-style-name="P4" draw:layer="measurelines" svg:width="0.163cm" svg:height="0.328cm" svg:x="8.038cm" svg:y="0.8cm" svg:viewBox="0 0 164 329" svg:d="M102 13c0-12 0-13-11-13-31 32-76 32-91 32v16c10 0 39 0 64-14v256c0 18-1 24-46 24h-15v15c18-1 60-1 81-1 20 0 63 0 80 1v-15h-16c-44 0-46-6-46-24z">
            <text:p/>
          </draw:path>
          <draw:path draw:style-name="gr4" draw:text-style-name="P4" draw:layer="measurelines" svg:width="0.058cm" svg:height="0.147cm" svg:x="8.282cm" svg:y="1.075cm" svg:viewBox="0 0 59 148" svg:d="M59 52c0-32-13-52-32-52-17 0-27 13-27 27 0 12 10 26 27 26 5 0 12-3 18-7 1-1 1-1 1-1 2 0 2 0 2 7 0 38-17 67-34 84-6 4-6 5-6 7 0 4 3 5 5 5 5 0 46-37 46-96z">
            <text:p/>
          </draw:path>
          <draw:path draw:style-name="gr4" draw:text-style-name="P4" draw:layer="measurelines" svg:width="0.227cm" svg:height="0.318cm" svg:x="8.472cm" svg:y="0.909cm" svg:viewBox="0 0 228 319" svg:d="M227 31c1-7 1-9 1-13 0-8-7-12-14-12-5 0-12 2-18 9 0 3-4 19-7 27-3 14-6 27-10 41l-22 88c-2 7-23 42-55 42-26 0-31-21-31-39 0-24 9-55 26-98 7-20 9-26 9-35 0-23-16-41-40-41-48 0-66 71-66 76s6 5 6 5c5 0 5-1 8-8 13-48 34-62 50-62 3 0 12 0 12 16 0 12-5 25-9 35-19 51-28 79-28 103 0 44 31 59 60 59 20 0 37-8 51-22-7 25-13 50-32 75-13 17-33 33-55 33-7 0-29-2-38-21 9 0 14 0 21-6 6-6 10-11 10-21 0-15-13-17-18-17-11 0-28 7-28 32 0 24 22 42 53 42 50 0 102-44 116-101z">
            <text:p/>
          </draw:path>
          <draw:path draw:style-name="gr4" draw:text-style-name="P4" draw:layer="measurelines" svg:width="0.034cm" svg:height="0.184cm" svg:x="8.879cm" svg:y="0.912cm" svg:viewBox="0 0 35 185" svg:d="M21 102c3 0 14 0 14-10 0-9-11-9-14-9v-66c0-7 0-17-11-17-10 0-10 10-10 17v150c0 8 0 18 10 18 11 0 11-10 11-18z">
            <text:p/>
          </draw:path>
          <draw:path draw:style-name="gr4" draw:text-style-name="P4" draw:layer="measurelines" svg:width="0.437cm" svg:height="0.257cm" svg:x="8.879cm" svg:y="0.876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4" draw:text-style-name="P4" draw:layer="measurelines" svg:width="0.205cm" svg:height="0.339cm" svg:x="9.5cm" svg:y="0.8cm" svg:viewBox="0 0 206 340" svg:d="M45 167v-12c0-124 61-142 87-142 11 0 32 2 43 19-7 0-28 0-28 23 0 15 13 22 24 22 7 0 22-4 22-24 0-29-22-53-63-53-63 0-130 64-130 174 0 131 57 166 104 166 54 0 102-46 102-112 0-63-45-110-100-110-33 0-51 25-61 49zM104 326c-31 0-47-29-49-37-9-23-9-62-9-72 0-38 16-88 60-88 7 0 31 0 47 31 8 18 8 43 8 68 0 24 0 48-8 66-16 30-38 32-49 32z">
            <text:p/>
          </draw:path>
          <draw:path draw:style-name="gr4" draw:text-style-name="P4" draw:layer="measurelines" svg:width="0.175cm" svg:height="0.492cm" svg:x="9.759cm" svg:y="0.758cm" svg:viewBox="0 0 176 493" svg:d="M71 429c0 19-12 50-67 54-3 0-4 2-4 6s6 4 10 4c47 0 94-24 95-62v-112c0-19 0-35 20-51 16-14 36-16 47-16 2 0 4-3 4-5 0-5-2-5-8-6-32-2-56-20-62-44-1-5-1-7-1-23v-98c0-21 0-37-24-56-19-14-54-20-71-20-4 0-10 0-10 6 0 4 3 4 8 5 31 2 55 17 62 42 1 6 1 6 1 24v104c0 22 5 30 20 46 11 11 25 15 39 20-40 11-59 35-59 63z">
            <text:p/>
          </draw:path>
        </draw:g>
        <draw:g>
          <svg:title>TexMaths</svg:title>
          <svg:desc>14§display§\pi = (\alpha_x &lt; 5 \wedge \alpha_y \geq 6) \wedge (\alpha_x \leq 1)§svg§600§FALSE§</svg:desc>
          <draw:polygon draw:style-name="gr8" draw:text-style-name="P7" draw:layer="layout" svg:width="7.178cm" svg:height="0.508cm" svg:x="4.575cm" svg:y="7.267cm" svg:viewBox="0 0 7179 509" draw:points="3590,509 0,509 0,0 7179,0 7179,509">
            <text:p/>
          </draw:polygon>
          <draw:path draw:style-name="gr4" draw:text-style-name="P4" draw:layer="layout" svg:width="0.266cm" svg:height="0.217cm" svg:x="4.588cm" svg:y="7.423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4" draw:text-style-name="P4" draw:layer="layout" svg:width="0.328cm" svg:height="0.115cm" svg:x="5.037cm" svg:y="7.455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15cm" svg:height="0.492cm" svg:x="5.576cm" svg:y="7.266cm" svg:viewBox="0 0 116 493" svg:d="M116 488c0-1 0-2-10-11-61-61-77-155-77-231 0-85 19-170 80-232 7-7 7-7 7-8 0-5-3-6-5-6-6 0-51 34-80 97-25 54-31 109-31 149 0 39 6 98 32 154 31 62 73 93 79 93 2 0 5-2 5-5z">
            <text:p/>
          </draw:path>
          <draw:path draw:style-name="gr4" draw:text-style-name="P4" draw:layer="layout" svg:width="0.276cm" svg:height="0.223cm" svg:x="5.737cm" svg:y="7.41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6.048cm" svg:y="7.557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301cm" svg:height="0.286cm" svg:x="6.457cm" svg:y="7.37cm" svg:viewBox="0 0 302 287" svg:d="M293 21c5-3 9-6 9-11 0-6-4-10-9-10-2 0-3 0-10 3l-273 130c-6 1-10 4-10 10 0 7 4 8 10 11l273 129c7 4 8 4 10 4 5 0 9-4 9-10s-4-8-9-11l-259-123z">
            <text:p/>
          </draw:path>
          <draw:path draw:style-name="gr4" draw:text-style-name="P4" draw:layer="layout" svg:width="0.196cm" svg:height="0.339cm" svg:x="6.958cm" svg:y="7.308cm" svg:viewBox="0 0 197 340" svg:d="M197 230c0-59-40-108-93-108-24 0-45 7-63 25v-97c9 3 26 7 42 7 61 0 95-46 95-51 0-3-2-6-4-6 0 0-2 0-5 1-9 5-33 14-67 14-19 0-43-2-66-14-4-1-5-1-5-1-6 0-6 4-6 13v145c0 10 0 13 7 13 3 0 4-2 7-4 4-7 24-34 63-34 27 0 39 22 42 31 9 18 10 38 10 63 0 17 0 46-13 67-11 19-29 32-53 32-35 0-64-27-73-56 2 1 3 1 9 1 17 0 25-12 25-23 0-13-8-24-25-24-7 0-24 3-24 25 0 43 34 91 90 91 57 0 107-48 107-110z">
            <text:p/>
          </draw:path>
          <draw:path draw:style-name="gr4" draw:text-style-name="P4" draw:layer="layout" svg:width="0.273cm" svg:height="0.305cm" svg:x="7.315cm" svg:y="7.34cm" svg:viewBox="0 0 274 306" svg:d="M148 10c-2-9-7-10-11-10-5 0-7 3-11 10l-123 277c-3 5-3 7-3 10 0 5 4 9 10 9 4 0 7-1 11-11l116-261 116 261c5 11 10 11 12 11 5 0 9-4 9-9 0-2 0-3-2-9z">
            <text:p/>
          </draw:path>
          <draw:path draw:style-name="gr4" draw:text-style-name="P4" draw:layer="layout" svg:width="0.276cm" svg:height="0.223cm" svg:x="7.745cm" svg:y="7.41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77cm" svg:height="0.223cm" svg:x="8.054cm" svg:y="7.557cm" svg:viewBox="0 0 178 224" svg:d="M176 22c2-5 2-5 2-8 0-7-6-11-11-11s-10 3-14 8c-2 3-5 14-6 21l-7 28c-3 9-13 52-14 56 0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4" draw:text-style-name="P4" draw:layer="layout" svg:width="0.301cm" svg:height="0.381cm" svg:x="8.451cm" svg:y="7.322cm" svg:viewBox="0 0 302 382" svg:d="M293 154c7-3 9-7 9-11s-2-7-9-11l-273-129c-7-3-9-3-10-3-6 0-10 4-10 10 0 5 4 8 10 11l259 122-259 121c-10 5-10 9-10 12 0 5 4 9 10 9 1 0 3 0 8-2zM284 382c9 0 18 0 18-10s-11-10-18-10h-266c-8 0-18 0-18 10s8 10 17 10z">
            <text:p/>
          </draw:path>
          <draw:path draw:style-name="gr4" draw:text-style-name="P4" draw:layer="layout" svg:width="0.205cm" svg:height="0.339cm" svg:x="8.948cm" svg:y="7.308cm" svg:viewBox="0 0 206 340" svg:d="M45 167v-12c0-124 61-142 87-142 11 0 32 2 43 19-7 0-28 0-28 23 0 15 13 22 24 22 7 0 22-4 22-24 0-29-22-53-63-53-63 0-130 64-130 174 0 131 57 166 104 166 54 0 102-46 102-112 0-63-45-110-100-110-33 0-51 25-61 49zM104 326c-31 0-47-29-49-38-9-22-9-61-9-71 0-38 16-88 60-88 7 0 31 0 47 31 8 18 8 43 8 68 0 24 0 48-8 66-16 29-38 32-49 32z">
            <text:p/>
          </draw:path>
          <draw:path draw:style-name="gr4" draw:text-style-name="P4" draw:layer="layout" svg:width="0.115cm" svg:height="0.492cm" svg:x="9.202cm" svg:y="7.266cm" svg:viewBox="0 0 116 493" svg:d="M116 246c0-37-5-98-33-154-30-60-73-92-77-92-5 0-6 1-6 6 0 1 0 1 10 11 49 49 77 127 77 229 0 86-18 172-80 234-7 6-7 7-7 8 0 3 1 5 6 5 4 0 49-34 78-96 25-54 32-109 32-151z">
            <text:p/>
          </draw:path>
          <draw:path draw:style-name="gr4" draw:text-style-name="P4" draw:layer="layout" svg:width="0.273cm" svg:height="0.305cm" svg:x="9.5cm" svg:y="7.34cm" svg:viewBox="0 0 274 306" svg:d="M148 10c-2-9-7-10-11-10-5 0-7 3-11 10l-123 277c-3 5-3 7-3 10 0 5 4 9 10 9 4 0 7-1 11-11l116-261 116 261c5 11 10 11 12 11 5 0 9-4 9-9 0-2 0-3-2-9z">
            <text:p/>
          </draw:path>
          <draw:path draw:style-name="gr4" draw:text-style-name="P4" draw:layer="layout" svg:width="0.115cm" svg:height="0.492cm" svg:x="9.958cm" svg:y="7.266cm" svg:viewBox="0 0 116 493" svg:d="M116 488c0-1 0-2-10-11-61-61-77-155-77-231 0-85 19-170 80-232 7-7 7-7 7-8 0-5-3-6-5-6-6 0-51 34-80 97-25 54-31 109-31 149 0 39 6 98 32 154 31 62 73 93 79 93 2 0 5-2 5-5z">
            <text:p/>
          </draw:path>
          <draw:path draw:style-name="gr4" draw:text-style-name="P4" draw:layer="layout" svg:width="0.276cm" svg:height="0.223cm" svg:x="10.12cm" svg:y="7.41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10.431cm" svg:y="7.557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301cm" svg:height="0.381cm" svg:x="10.838cm" svg:y="7.322cm" svg:viewBox="0 0 302 382" svg:d="M293 21c5-3 9-6 9-11 0-6-4-10-9-10-3 0-7 1-10 3l-273 129c-9 4-10 7-10 11s3 8 10 11l273 129c7 2 8 2 10 2 5 0 9-4 9-9s-2-7-11-12l-257-121zM284 382c9 0 18 0 18-10s-11-10-18-10h-266c-8 0-18 0-18 10s8 10 17 10z">
            <text:p/>
          </draw:path>
          <draw:path draw:style-name="gr4" draw:text-style-name="P4" draw:layer="layout" svg:width="0.163cm" svg:height="0.328cm" svg:x="11.361cm" svg:y="7.308cm" svg:viewBox="0 0 164 329" svg:d="M102 13c0-12 0-13-11-13-31 32-76 32-91 32v16c10 0 39 0 64-14v256c0 18-1 23-46 23h-15v16c18-2 60-2 81-2 20 0 63 0 80 2v-16h-16c-44 0-46-5-46-23z">
            <text:p/>
          </draw:path>
          <draw:path draw:style-name="gr4" draw:text-style-name="P4" draw:layer="layout" svg:width="0.115cm" svg:height="0.492cm" svg:x="11.589cm" svg:y="7.266cm" svg:viewBox="0 0 116 493" svg:d="M116 246c0-37-5-98-33-154-30-60-73-92-77-92-5 0-6 1-6 6 0 1 0 1 10 11 49 49 77 127 77 229 0 86-18 172-80 234-7 6-7 7-7 8 0 3 1 5 6 5 4 0 49-34 78-96 25-54 32-109 32-151z">
            <text:p/>
          </draw:path>
        </draw:g>
        <draw:g>
          <svg:title>TexMaths</svg:title>
          <svg:desc>14§display§\sigma~= \{ x \mapsto \alpha_x, y \mapsto \alpha_y \}§svg§600§FALSE§</svg:desc>
          <draw:polygon draw:style-name="gr8" draw:text-style-name="P7" draw:layer="layout" svg:width="5.001cm" svg:height="0.508cm" svg:x="5.571cm" svg:y="0.161cm" svg:viewBox="0 0 5002 509" draw:points="2502,509 0,509 0,0 5002,0 5002,509">
            <text:p/>
          </draw:polygon>
          <draw:path draw:style-name="gr4" draw:text-style-name="P4" draw:layer="layout" svg:width="0.261cm" svg:height="0.217cm" svg:x="5.589cm" svg:y="0.317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4" draw:text-style-name="P4" draw:layer="layout" svg:width="0.328cm" svg:height="0.115cm" svg:x="6.197cm" svg:y="0.349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75cm" svg:height="0.492cm" svg:x="6.723cm" svg:y="0.16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4" draw:text-style-name="P4" draw:layer="layout" svg:width="0.245cm" svg:height="0.223cm" svg:x="6.947cm" svg:y="0.311cm" svg:viewBox="0 0 246 224" svg:d="M151 70c3-14 14-59 49-59 3 0 14 0 24 6-13 3-22 15-22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4" draw:text-style-name="P4" draw:layer="layout" svg:width="0.034cm" svg:height="0.184cm" svg:x="7.377cm" svg:y="0.314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6cm" svg:x="7.377cm" svg:y="0.278cm" svg:viewBox="0 0 438 257" svg:d="M385 139c-28 21-41 42-45 47-22 35-26 66-26 66 0 5 5 5 9 5 9 0 10 0 12-9 11-48 40-90 96-112 6-3 7-3 7-7 0-3-3-4-4-6-21-8-81-32-99-116-2-6-3-7-12-7-4 0-9 0-9 6 0 1 4 32 25 65 10 14 25 33 46 48h-367c-10 0-18 0-18 10s8 10 18 10z">
            <text:p/>
          </draw:path>
          <draw:path draw:style-name="gr4" draw:text-style-name="P4" draw:layer="layout" svg:width="0.276cm" svg:height="0.223cm" svg:x="7.996cm" svg:y="0.31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8.306cm" svg:y="0.451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058cm" svg:height="0.147cm" svg:x="8.579cm" svg:y="0.476cm" svg:viewBox="0 0 59 148" svg:d="M59 52c0-32-13-52-32-52-17 0-27 13-27 27 0 12 10 26 27 26 5 0 12-3 18-7 1-1 1-1 3-1v7c0 38-17 67-34 84-6 4-6 5-6 7 0 4 3 5 5 5 5 0 46-37 46-96z">
            <text:p/>
          </draw:path>
          <draw:path draw:style-name="gr4" draw:text-style-name="P4" draw:layer="layout" svg:width="0.227cm" svg:height="0.318cm" svg:x="8.77cm" svg:y="0.311cm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4" draw:text-style-name="P4" draw:layer="layout" svg:width="0.034cm" svg:height="0.184cm" svg:x="9.177cm" svg:y="0.314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6cm" svg:x="9.177cm" svg:y="0.278cm" svg:viewBox="0 0 438 257" svg:d="M385 139c-28 21-41 42-45 47-22 35-26 66-26 66 0 5 5 5 9 5 9 0 10 0 12-9 11-48 40-90 96-112 6-3 7-3 7-7 0-3-3-4-4-6-21-8-81-32-99-116-2-6-3-7-12-7-4 0-9 0-9 6 0 1 4 32 25 65 10 14 24 33 46 48h-367c-10 0-18 0-18 10s8 10 18 10z">
            <text:p/>
          </draw:path>
          <draw:path draw:style-name="gr4" draw:text-style-name="P4" draw:layer="layout" svg:width="0.276cm" svg:height="0.223cm" svg:x="9.797cm" svg:y="0.31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77cm" svg:height="0.223cm" svg:x="10.107cm" svg:y="0.451cm" svg:viewBox="0 0 178 224" svg:d="M176 22c2-5 2-5 2-8 0-7-6-11-11-11s-10 3-14 8c-2 3-5 14-6 21l-7 28c-3 9-14 52-14 56-1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4" draw:text-style-name="P4" draw:layer="layout" svg:width="0.175cm" svg:height="0.492cm" svg:x="10.363cm" svg:y="0.16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878cm" fo:page-height="7.84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6-08-26T15:22:24.447804697</dc:date>
    <meta:editing-duration>PT53M31S</meta:editing-duration>
    <meta:editing-cycles>15</meta:editing-cycles>
    <meta:generator>LibreOffice/5.1.4.2$Linux_X86_64 LibreOffice_project/10m0$Build-2</meta:generator>
    <meta:document-statistic meta:object-count="170"/>
  </office:meta>
</office:document-meta>
</file>